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1cm" fo:min-width="15.242cm"/>
      <style:paragraph-properties style:writing-mode="lr-tb"/>
    </style:style>
    <style:style style:name="gr3" style:family="graphic" style:parent-style-name="standard">
      <style:graphic-properties svg:stroke-color="#000000" draw:fill-color="#ffffd7" draw:textarea-horizontal-align="justify" draw:textarea-vertical-align="middle" draw:auto-grow-height="false" fo:min-height="2.744cm" fo:min-width="6.522cm" fo:wrap-option="no-wrap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842cm" fo:min-width="6.104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Arrowheads_20_6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fd7" draw:textarea-horizontal-align="justify" draw:textarea-vertical-align="middle" draw:auto-grow-height="false" fo:min-height="2.744cm" fo:min-width="4.98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01cm" fo:min-width="12.941cm"/>
      <style:paragraph-properties style:writing-mode="lr-tb"/>
    </style:style>
    <style:style style:name="gr8" style:family="graphic" style:parent-style-name="standard">
      <style:graphic-properties svg:stroke-color="#000000" draw:fill-color="#ffffd7" draw:textarea-horizontal-align="justify" draw:textarea-vertical-align="middle" draw:auto-grow-height="false" fo:min-height="1.559cm" fo:min-width="6.522cm" fo:wrap-option="no-wrap"/>
      <style:paragraph-properties style:writing-mode="lr-tb"/>
    </style:style>
    <style:style style:name="gr9" style:family="graphic" style:parent-style-name="standard">
      <style:graphic-properties svg:stroke-color="#000000" draw:fill-color="#ffffd7" draw:textarea-horizontal-align="justify" draw:textarea-vertical-align="middle" draw:auto-grow-height="false" fo:min-height="2.955cm" fo:min-width="6.522cm" fo:wrap-option="no-wrap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6.245cm" fo:min-width="10.413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01cm" fo:min-width="17.8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21cm" fo:min-width="17.8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8cm" fo:min-width="18.671cm"/>
      <style:paragraph-properties style:writing-mode="lr-tb"/>
    </style:style>
    <style:style style:name="gr14" style:family="graphic" style:parent-style-name="standard">
      <style:graphic-properties svg:stroke-color="#000000" draw:fill-color="#ffffd7" draw:textarea-horizontal-align="justify" draw:textarea-vertical-align="middle" draw:auto-grow-height="false" fo:min-height="2.055cm" fo:min-width="4.606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71cm" fo:min-width="3.738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71cm" fo:min-width="5.68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2.071cm" fo:min-width="3.835cm" fo:padding-top="0.142cm" fo:padding-bottom="0.142cm" fo:padding-left="0.267cm" fo:padding-right="0.267cm"/>
      <style:paragraph-properties style:writing-mode="lr-tb"/>
    </style:style>
    <style:style style:name="gr19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 style:list-style-name="L1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585cm" fo:min-width="11.505cm" fo:padding-top="0.142cm" fo:padding-bottom="0.142cm" fo:padding-left="0.267cm" fo:padding-right="0.267cm"/>
      <style:paragraph-properties style:writing-mode="lr-tb"/>
    </style:style>
    <style:style style:name="gr22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968cm" fo:min-width="16.069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8cm" fo:min-width="2.646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4cm" fo:min-width="5.971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1cm" fo:min-width="5.097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59cm" fo:min-width="2.815cm" fo:padding-top="0.142cm" fo:padding-bottom="0.142cm" fo:padding-left="0.267cm" fo:padding-right="0.267cm"/>
      <style:paragraph-properties style:writing-mode="lr-tb"/>
    </style:style>
    <style:style style:name="gr29" style:family="graphic" style:parent-style-name="objectwithoutfill">
      <style:graphic-properties svg:stroke-width="0.035cm" svg:stroke-color="#000000" draw:marker-start-width="0.252cm" draw:marker-end="Arrowheads_20_11" draw:marker-end-width="0.352cm" draw:fill="none" draw:fill-color="#729fcf" draw:textarea-vertical-align="middle" fo:padding-top="0.142cm" fo:padding-bottom="0.142cm" fo:padding-left="0.267cm" fo:padding-right="0.267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style:paragraph-properties fo:text-align="center" style:writing-mode="lr-tb"/>
      <style:text-properties style:font-name="Liberation Sans3" fo:font-size="16pt" style:font-size-asian="16pt" style:font-size-complex="16pt"/>
    </style:style>
    <style:style style:name="P9" style:family="paragraph">
      <loext:graphic-properties draw:fill-color="#ffffd7"/>
      <style:paragraph-properties fo:text-align="center" style:writing-mode="lr-tb"/>
      <style:text-properties style:font-name="Liberation Sans3" fo:font-size="16pt" style:font-size-asian="16pt" style:font-size-complex="16pt"/>
    </style:style>
    <style:style style:name="P10" style:family="paragraph"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 style:writing-mode="lr-tb"/>
      <style:text-properties fo:font-size="16pt" style:font-size-asian="16pt" style:font-size-complex="16pt"/>
    </style:style>
    <style:style style:name="P14" style:family="paragraph">
      <loext:graphic-properties draw:fill-color="#ffffd7"/>
      <style:paragraph-properties fo:text-align="start" style:writing-mode="lr-tb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style:font-name="Liberation Mono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3" fo:font-size="16pt" style:font-size-asian="16pt" style:font-size-complex="16pt"/>
    </style:style>
    <style:style style:name="P19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style:font-name="Liberation Sans3" fo:font-size="16pt" style:font-size-asian="16pt" style:font-size-complex="16pt"/>
    </style:style>
    <style:style style:name="P20" style:family="paragraph">
      <loext:graphic-properties draw:fill="none" draw:fill-color="#ffffff"/>
      <style:text-properties style:font-name="Liberation Mono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text-align="start" style:writing-mode="lr-tb"/>
      <style:text-properties style:font-name="Liberation Sans3" fo:font-size="16pt" style:font-size-asian="16pt" style:font-size-complex="16pt"/>
    </style:style>
    <style:style style:name="P23" style:family="paragraph">
      <loext:graphic-properties draw:fill-color="#ffffd7"/>
      <style:paragraph-properties fo:text-align="start" style:writing-mode="lr-tb"/>
      <style:text-properties style:font-name="Liberation Sans3" fo:font-size="16pt" style:font-size-asian="16pt" style:font-size-complex="16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style:font-name="Liberation Mono" fo:font-size="32pt" style:font-size-asian="32pt" style:font-size-complex="32pt"/>
    </style:style>
    <style:style style:name="T9" style:family="text">
      <style:text-properties style:font-name="Liberation Mono" fo:font-size="18pt"/>
    </style:style>
    <style:style style:name="T10" style:family="text">
      <style:text-properties style:font-name="Liberation Mono" fo:font-size="16pt" style:font-size-asian="16pt" style:font-size-complex="16pt"/>
    </style:style>
    <style:style style:name="T11" style:family="text">
      <style:text-properties style:font-name="Liberation Sans3" fo:font-size="16pt" style:font-size-asian="16pt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Liberation Sans3" fo:font-size="32pt" style:font-size-asian="32pt" style:font-size-complex="32pt"/>
    </style:style>
    <style:style style:name="T14" style:family="text">
      <style:text-properties style:font-name="Liberation Mono" fo:font-size="14pt" style:font-size-asian="14pt" style:font-size-complex="14pt"/>
    </style:style>
    <style:style style:name="T15" style:family="text">
      <style:text-properties style:font-name="Liberation Sans3"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font-name="Liberation Sans3" fo:font-size="16pt" fo:font-style="normal" style:font-size-asian="16pt" style:font-style-asian="normal" style:font-size-complex="16pt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Liberation Mono"/>
    </style:style>
    <style:style style:name="T19" style:family="text">
      <style:text-properties style:font-name="Liberation Mono" fo:background-color="#ffff00"/>
    </style:style>
    <style:style style:name="T20" style:family="text">
      <style:text-properties style:font-name="Liberation Mono" fo:font-size="18pt" fo:background-color="#ffff00"/>
    </style:style>
    <style:style style:name="T21" style:family="text">
      <style:text-properties style:font-name="Liberation Mono" fo:background-color="transparent"/>
    </style:style>
    <style:style style:name="T22" style:family="text">
      <style:text-properties style:font-name="Liberation Mono" fo:font-size="16pt" fo:font-style="normal" style:font-size-asian="16pt" style:font-style-asian="normal" style:font-size-complex="16pt" style:font-style-complex="normal"/>
    </style:style>
    <style:style style:name="T23" style:family="text">
      <style:text-properties fo:font-size="16pt" fo:font-style="normal" style:font-size-asian="16pt" style:font-style-asian="normal" style:font-size-complex="16pt" style:font-style-complex="normal"/>
    </style:style>
    <style:style style:name="T24" style:family="text">
      <style:text-properties style:font-name="Liberation Mono" fo:background-color="#ffffd7"/>
    </style:style>
    <style:style style:name="T25" style:family="text">
      <style:text-properties style:font-name="Liberation Mon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14<text:span text:style-name="T3">—Extending Class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4">What is a “Card Collection”?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 xml:id="id11" text:id="id11" text:style-name="P5"><text:span text:style-name="T5">A card game might require:</text:span></text:p>
            <text:list text:style-name="L2">
              <text:list-item>
                <text:p xml:id="id12" text:id="id12" text:style-name="P5"><text:span text:style-name="T5">A </text:span><text:span text:style-name="T6">deck</text:span><text:span text:style-name="T5"> of cards to deal from.</text:span></text:p>
              </text:list-item>
              <text:list-item>
                <text:p xml:id="id13" text:id="id13" text:style-name="P5"><text:span text:style-name="T5">Each player has a </text:span><text:span text:style-name="T6">hand</text:span><text:span text:style-name="T5"> consisting of several cards.</text:span></text:p>
              </text:list-item>
              <text:list-item>
                <text:p xml:id="id14" text:id="id14" text:style-name="P5"><text:span text:style-name="T5">A game might have a card </text:span><text:span text:style-name="T6">pile</text:span><text:span text:style-name="T5"> (for drawing from or discarding to).</text:span></text:p>
              </text:list-item>
              <text:list-item>
                <text:p xml:id="id15" text:id="id15" text:style-name="P5"><text:span text:style-name="T5">All of these are </text:span><text:span text:style-name="T6">collections of cards</text:span><text:span text:style-name="T7">, and have many operations in comm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Defining a </text:span><text:span text:style-name="T8">CardCollection</text:span></text:p>
          </draw:text-box>
        </draw:frame>
        <draw:frame draw:style-name="gr2" draw:text-style-name="P7" draw:layer="layout" svg:width="15.742cm" svg:height="9.611cm" svg:x="9.643cm" svg:y="3.764cm">
          <draw:text-box>
            <text:p xml:id="id16" text:id="id16"><text:span text:style-name="T9">public class CardCollection {</text:span></text:p>
            <text:p xml:id="id17" text:id="id17"><text:span text:style-name="T9"><text:s text:c="3"/></text:span><text:span text:style-name="T9">private String label;</text:span></text:p>
            <text:p xml:id="id18" text:id="id18"><text:span text:style-name="T9"><text:s text:c="3"/></text:span><text:span text:style-name="T9">private ArrayList&lt;Card&gt; cards;</text:span></text:p>
            <text:p><text:span text:style-name="T9"/></text:p>
            <text:p xml:id="id19" text:id="id19"><text:span text:style-name="T9"><text:s text:c="3"/></text:span><text:span text:style-name="T9">public CardCollection(String label) {</text:span></text:p>
            <text:p xml:id="id20" text:id="id20"><text:span text:style-name="T9"><text:s text:c="6"/></text:span><text:span text:style-name="T9">this.label = label;</text:span></text:p>
            <text:p xml:id="id21" text:id="id21"><text:span text:style-name="T9"><text:s text:c="6"/></text:span><text:span text:style-name="T9">cards = new ArrayList&lt;Card&gt;();</text:span></text:p>
            <text:p xml:id="id22" text:id="id22"><text:span text:style-name="T9"><text:s text:c="3"/></text:span><text:span text:style-name="T9">}</text:span></text:p>
            <text:p xml:id="id23" text:id="id23"><text:span text:style-name="T9"><text:s text:c="3"/></text:span></text:p>
            <text:p xml:id="id24" text:id="id24"><text:span text:style-name="T9"><text:s text:c="3"/></text:span><text:span text:style-name="T9">public void addCard(Card card) {</text:span></text:p>
            <text:p xml:id="id25" text:id="id25"><text:span text:style-name="T9"><text:s text:c="6"/></text:span><text:span text:style-name="T9">cards.add(card);</text:span></text:p>
            <text:p xml:id="id26" text:id="id26"><text:span text:style-name="T9">}</text:span></text:p>
            <text:p><text:span text:style-name="T9"/></text:p>
          </draw:text-box>
        </draw:frame>
        <draw:custom-shape draw:style-name="gr3" draw:text-style-name="P9" xml:id="id28" draw:id="id28" draw:layer="layout" svg:width="7.022cm" svg:height="2.994cm" svg:x="2.621cm" svg:y="2.977cm">
          <text:p text:style-name="P8"><text:span text:style-name="T10">this</text:span><text:span text:style-name="T11"> is required here</text:span></text:p>
          <text:p text:style-name="P8"><text:span text:style-name="T11">because the parameter</text:span></text:p>
          <text:p text:style-name="P8"><text:span text:style-name="T11">has the same name as</text:span></text:p>
          <text:p text:style-name="P8"><text:span text:style-name="T11">(”shadows”) the attribute.</text:span></text:p>
          <draw:enhanced-geometry svg:viewBox="0 0 21600 21600" draw:glue-points="10800 0 0 10800 10800 21600 21600 10800 ?f40 ?f41" draw:text-areas="0 0 21600 21600" draw:type="rectangular-callout" draw:modifiers="28966.0828705681 34725.87646076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1" xml:id="id29" draw:id="id29" draw:layer="layout" svg:width="6.638cm" svg:height="3.126cm" svg:x="2.634cm" svg:y="8.927cm">
          <text:p text:style-name="P10"><text:span text:style-name="T10">this</text:span><text:span text:style-name="T12"> is not required here</text:span></text:p>
          <text:p text:style-name="P10"><text:span text:style-name="T12">because there is no</text:span></text:p>
          <text:p text:style-name="P10"><text:span text:style-name="T12">“</text:span><text:span text:style-name="T12">shadowing”</text:span></text:p>
          <draw:enhanced-geometry svg:viewBox="0 0 21600 21600" draw:type="rectangle" draw:enhanced-path="M 0 0 L 21600 0 21600 21600 0 21600 0 0 Z N"/>
        </draw:custom-shape>
        <draw:line draw:style-name="gr5" draw:text-style-name="P12" xml:id="id30" draw:id="id30" draw:layer="layout" svg:x1="9.272cm" svg:y1="10.341cm" svg:x2="12.161cm" svg:y2="8.641cm">
          <text:p/>
        </draw:line>
        <draw:line draw:style-name="gr5" draw:text-style-name="P12" xml:id="id31" draw:id="id31" draw:layer="layout" svg:x1="9.264cm" svg:y1="10.35cm" svg:x2="12.112cm" svg:y2="11.481cm">
          <text:p/>
        </draw:line>
        <draw:custom-shape draw:style-name="gr6" draw:text-style-name="P9" xml:id="id27" draw:id="id27" draw:layer="layout" svg:width="5.479cm" svg:height="2.994cm" svg:x="22.315cm" svg:y="0.77cm">
          <text:p text:style-name="P8"><text:span text:style-name="T11">The collection’s</text:span></text:p>
          <text:p text:style-name="P8"><text:span text:style-name="T11">name and the</text:span></text:p>
          <text:p text:style-name="P8"><text:span text:style-name="T11">cards it contains</text:span></text:p>
          <draw:enhanced-geometry svg:viewBox="0 0 21600 21600" draw:glue-points="10800 0 0 10800 10800 21600 21600 10800 ?f40 ?f41" draw:text-areas="0 0 21600 21600" draw:type="rectangular-callout" draw:modifiers="-9589.92700729927 29980.367278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Other </text:span><text:span text:style-name="T8">CardCollection</text:span><text:span text:style-name="T13"> Methods</text:span></text:p>
          </draw:text-box>
        </draw:frame>
        <draw:frame draw:style-name="gr7" draw:text-style-name="P7" draw:layer="layout" svg:width="14.218cm" svg:height="11.051cm" svg:x="11.658cm" svg:y="3.111cm">
          <draw:text-box>
            <text:p><text:span text:style-name="T9">public void addCard(Card card) {</text:span></text:p>
            <text:p><text:span text:style-name="T9"><text:s text:c="3"/></text:span><text:span text:style-name="T9">cards.add(card);</text:span></text:p>
            <text:p><text:span text:style-name="T9">}</text:span></text:p>
            <text:p><text:span text:style-name="T9"/></text:p>
            <text:p><text:span text:style-name="T9">// remove and return a specific card</text:span></text:p>
            <text:p><text:span text:style-name="T9">public Card popCard(int i) {</text:span></text:p>
            <text:p><text:span text:style-name="T9"><text:s text:c="3"/></text:span><text:span text:style-name="T9">return cards.remove(i);</text:span></text:p>
            <text:p><text:span text:style-name="T9">}</text:span></text:p>
            <text:p><text:span text:style-name="T9"/></text:p>
            <text:p><text:span text:style-name="T9">// remove and return last card</text:span></text:p>
            <text:p><text:span text:style-name="T9">public Card popCard() {</text:span></text:p>
            <text:p><text:span text:style-name="T9"><text:s text:c="3"/></text:span><text:span text:style-name="T9">int i = cards.size() - 1;</text:span></text:p>
            <text:p><text:span text:style-name="T9"><text:s text:c="3"/></text:span><text:span text:style-name="T9">return popCard(i);</text:span></text:p>
            <text:p><text:span text:style-name="T9">}</text:span></text:p>
            <text:p><text:span text:style-name="T9"/></text:p>
          </draw:text-box>
        </draw:frame>
        <draw:custom-shape draw:style-name="gr8" draw:text-style-name="P9" draw:layer="layout" svg:width="7.022cm" svg:height="1.808cm" svg:x="3.503cm" svg:y="4.223cm">
          <text:p text:style-name="P8"><text:span text:style-name="T11">We return the card so</text:span></text:p>
          <text:p text:style-name="P8"><text:span text:style-name="T11">other methods can use it.</text:span></text:p>
          <draw:enhanced-geometry svg:viewBox="0 0 21600 21600" draw:glue-points="10800 0 0 10800 10800 21600 21600 10800 ?f40 ?f41" draw:text-areas="0 0 21600 21600" draw:type="rectangular-callout" draw:modifiers="28963.0072618539 43319.402985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7.022cm" svg:height="3.204cm" svg:x="1.934cm" svg:y="6.869cm">
          <text:p text:style-name="P8"><text:span text:style-name="T11">This is an overloaded</text:span></text:p>
          <text:p text:style-name="P8"><text:span text:style-name="T11">method (since removing</text:span></text:p>
          <text:p text:style-name="P8"><text:span text:style-name="T11">the last card is a common</text:span></text:p>
          <text:p text:style-name="P8"><text:span text:style-name="T11">operation)</text:span></text:p>
          <draw:enhanced-geometry svg:viewBox="0 0 21600 21600" draw:glue-points="10800 0 0 10800 10800 21600 21600 10800 ?f40 ?f41" draw:text-areas="0 0 21600 21600" draw:type="rectangular-callout" draw:modifiers="30334.7287483981 26176.09984399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Other </text:span><text:span text:style-name="T8">CardCollection</text:span><text:span text:style-name="T13"> Methods</text:span></text:p>
          </draw:text-box>
        </draw:frame>
        <draw:frame draw:style-name="gr7" draw:text-style-name="P7" draw:layer="layout" svg:width="13.441cm" svg:height="12.491cm" svg:x="2.846cm" svg:y="2.942cm">
          <draw:text-box>
            <text:p><text:span text:style-name="T9">public boolean isEmpty() {</text:span></text:p>
            <text:p><text:span text:style-name="T9"><text:s text:c="3"/></text:span><text:span text:style-name="T9">return cards.isEmpty();</text:span></text:p>
            <text:p><text:span text:style-name="T9">}</text:span></text:p>
            <text:p><text:span text:style-name="T9"/></text:p>
            <text:p><text:span text:style-name="T9">public int size() {</text:span></text:p>
            <text:p><text:span text:style-name="T9"><text:s text:c="3"/></text:span><text:span text:style-name="T9">return cards.size();</text:span></text:p>
            <text:p><text:span text:style-name="T9">}</text:span></text:p>
            <text:p><text:span text:style-name="T9"/></text:p>
            <text:p><text:span text:style-name="T9">public Card getCard(int i) {</text:span></text:p>
            <text:p><text:span text:style-name="T9"><text:s text:c="3"/></text:span><text:span text:style-name="T9">return cards.get(i);</text:span></text:p>
            <text:p><text:span text:style-name="T9">}</text:span></text:p>
            <text:p><text:span text:style-name="T9"/></text:p>
            <text:p><text:span text:style-name="T9">public Card lastCard() {</text:span></text:p>
            <text:p><text:span text:style-name="T9"><text:s text:c="3"/></text:span><text:span text:style-name="T9">int i = cards.size() - 1;</text:span></text:p>
            <text:p><text:span text:style-name="T9"><text:s text:c="3"/></text:span><text:span text:style-name="T9">return cards.get(i);</text:span></text:p>
            <text:p><text:span text:style-name="T9">}</text:span></text:p>
            <text:p><text:span text:style-name="T9"/></text:p>
          </draw:text-box>
        </draw:frame>
        <draw:custom-shape draw:style-name="gr10" draw:text-style-name="P14" draw:layer="layout" svg:width="10.947cm" svg:height="6.529cm" svg:x="16.045cm" svg:y="5.559cm">
          <text:p text:style-name="P13"><text:span text:style-name="T12">These methods access the </text:span><text:span text:style-name="T10">cards</text:span></text:p>
          <text:p text:style-name="P13"><text:span text:style-name="T12">attribute so users can write code like this:</text:span></text:p>
          <text:p text:style-name="P10"><text:span text:style-name="T12"/></text:p>
          <text:p text:style-name="P13"><text:span text:style-name="T14">int n = myCollection.size();</text:span></text:p>
          <text:p text:style-name="P10"><text:span text:style-name="T12"/></text:p>
          <text:p text:style-name="P10"><text:span text:style-name="T12">instead of:</text:span></text:p>
          <text:p text:style-name="P10"><text:span text:style-name="T12"/></text:p>
          <text:p text:style-name="P13"><text:span text:style-name="T14">int n =</text:span></text:p>
          <text:p text:style-name="P10"><text:span text:style-name="T14">myCollection.getCards().size();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Even More </text:span><text:span text:style-name="T8">CardCollection</text:span><text:span text:style-name="T13"> Methods</text:span></text:p>
          </draw:text-box>
        </draw:frame>
        <draw:frame draw:style-name="gr11" draw:text-style-name="P7" draw:layer="layout" svg:width="18.409cm" svg:height="11.051cm" svg:x="5.25cm" svg:y="3.257cm">
          <draw:text-box>
            <text:p><text:span text:style-name="T9">public void swapCards(int i, int j) {</text:span></text:p>
            <text:p><text:span text:style-name="T9"><text:s text:c="3"/></text:span><text:span text:style-name="T9">Card temp = cards.get(i);</text:span></text:p>
            <text:p><text:span text:style-name="T9"><text:s text:c="3"/></text:span><text:span text:style-name="T9">cards.set(i, cards.get(j));</text:span></text:p>
            <text:p><text:span text:style-name="T9"><text:s text:c="3"/></text:span><text:span text:style-name="T9">cards.set(j, temp);</text:span></text:p>
            <text:p><text:span text:style-name="T9">}</text:span></text:p>
            <text:p><text:span text:style-name="T9"/></text:p>
            <text:p><text:span text:style-name="T9">public void shuffle() {</text:span></text:p>
            <text:p><text:span text:style-name="T9"><text:s text:c="3"/></text:span><text:span text:style-name="T9">Random random = new Random();</text:span></text:p>
            <text:p><text:span text:style-name="T9"><text:s text:c="3"/></text:span><text:span text:style-name="T9">for (int i = cards.size() - 1; i &gt; 0; i--) {</text:span></text:p>
            <text:p><text:span text:style-name="T9"><text:s text:c="6"/></text:span><text:span text:style-name="T9">int j = random.nextInt(i + 1);</text:span></text:p>
            <text:p><text:span text:style-name="T9"><text:s text:c="6"/></text:span><text:span text:style-name="T9">swapCards(i, j);</text:span></text:p>
            <text:p><text:span text:style-name="T9"><text:s text:c="3"/></text:span><text:span text:style-name="T9">}</text:span></text:p>
            <text:p><text:span text:style-name="T9">}</text:span></text:p>
            <text:p><text:span text:style-name="T9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Even More </text:span><text:span text:style-name="T8">CardCollection</text:span><text:span text:style-name="T13"> Methods</text:span></text:p>
          </draw:text-box>
        </draw:frame>
        <draw:frame draw:style-name="gr12" draw:text-style-name="P7" draw:layer="layout" svg:width="18.393cm" svg:height="4.571cm" svg:x="5.25cm" svg:y="3.257cm">
          <draw:text-box>
            <text:p><text:span text:style-name="T9">public void deal(CardCollection that, int n) {</text:span></text:p>
            <text:p><text:span text:style-name="T9"><text:s text:c="3"/></text:span><text:span text:style-name="T9">for (int i = 0; i &lt; n; i++) {</text:span></text:p>
            <text:p><text:span text:style-name="T9"><text:s text:c="6"/></text:span><text:span text:style-name="T9">Card card = popCard();</text:span></text:p>
            <text:p><text:span text:style-name="T9"><text:s text:c="6"/></text:span><text:span text:style-name="T9">that.addCard(card);</text:span></text:p>
            <text:p><text:span text:style-name="T9"><text:s text:c="3"/></text:span><text:span text:style-name="T9">}</text:span></text:p>
            <text:p><text:span text:style-name="T9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Extending a Class</text:span></text:p>
          </draw:text-box>
        </draw:frame>
        <draw:frame draw:style-name="gr13" draw:text-style-name="P7" draw:layer="layout" svg:width="19.171cm" svg:height="8.171cm" svg:x="2.386cm" svg:y="4.665cm">
          <draw:text-box>
            <text:p xml:id="id32" text:id="id32"><text:span text:style-name="T9">public class Deck extends CardCollection {</text:span></text:p>
            <text:p><text:span text:style-name="T9"/></text:p>
            <text:p xml:id="id33" text:id="id33"><text:span text:style-name="T9"><text:s text:c="3"/></text:span><text:span text:style-name="T9">public Deck(String label) {</text:span></text:p>
            <text:p xml:id="id34" text:id="id34"><text:span text:style-name="T9"><text:s text:c="6"/></text:span><text:span text:style-name="T9">super(label);</text:span></text:p>
            <text:p xml:id="id35" text:id="id35"><text:span text:style-name="T9"><text:s text:c="6"/></text:span><text:span text:style-name="T9">for (int suit = 0; suit &lt;= 3; suit++) {</text:span></text:p>
            <text:p xml:id="id36" text:id="id36"><text:span text:style-name="T9"><text:s text:c="9"/></text:span><text:span text:style-name="T9">for (int rank = 1; rank &lt;= 13; rank++) {</text:span></text:p>
            <text:p xml:id="id37" text:id="id37"><text:span text:style-name="T9"><text:s text:c="12"/></text:span><text:span text:style-name="T9">addCard(new Card(rank, suit));</text:span></text:p>
            <text:p xml:id="id38" text:id="id38"><text:span text:style-name="T9"><text:s text:c="9"/></text:span><text:span text:style-name="T9">}</text:span></text:p>
            <text:p xml:id="id39" text:id="id39"><text:span text:style-name="T9"><text:s text:c="6"/></text:span><text:span text:style-name="T9">}</text:span></text:p>
            <text:p xml:id="id40" text:id="id40"><text:span text:style-name="T9"><text:s text:c="3"/></text:span><text:span text:style-name="T9">}</text:span></text:p>
            <text:p xml:id="id41" text:id="id41"><text:span text:style-name="T9">}</text:span></text:p>
          </draw:text-box>
        </draw:frame>
        <draw:custom-shape draw:style-name="gr8" draw:text-style-name="P9" xml:id="id43" draw:id="id43" draw:layer="layout" svg:width="7.022cm" svg:height="1.808cm" svg:x="20.42cm" svg:y="5.317cm">
          <text:p text:style-name="P8"><text:span text:style-name="T11">Constructors are </text:span><text:span text:style-name="T15">not</text:span></text:p>
          <text:p text:style-name="P8"><text:span text:style-name="T16">inherited...</text:span></text:p>
          <draw:enhanced-geometry svg:viewBox="0 0 21600 21600" draw:glue-points="10800 0 0 10800 10800 21600 21600 10800 ?f40 ?f41" draw:text-areas="0 0 21600 21600" draw:type="rectangular-callout" draw:modifiers="-18161.4694574968 15056.71641791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xml:id="id42" draw:id="id42" draw:layer="layout" svg:width="7.022cm" svg:height="1.808cm" svg:x="18.529cm" svg:y="2.513cm">
          <text:p text:style-name="P8"><text:span text:style-name="T11">This is how you specify</text:span></text:p>
          <text:p text:style-name="P8"><text:span text:style-name="T11">inheritance.</text:span></text:p>
          <draw:enhanced-geometry svg:viewBox="0 0 21600 21600" draw:glue-points="10800 0 0 10800 10800 21600 21600 10800 ?f40 ?f41" draw:text-areas="0 0 21600 21600" draw:type="rectangular-callout" draw:modifiers="-23048.6117043998 27092.5373134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xml:id="id44" draw:id="id44" draw:layer="layout" svg:width="5.105cm" svg:height="2.304cm" svg:x="1.4cm" svg:y="1.627cm">
          <text:p text:style-name="P8"><text:span text:style-name="T16">...but they can call</text:span></text:p>
          <text:p text:style-name="P8"><text:span text:style-name="T16">the parent class</text:span></text:p>
          <text:p text:style-name="P8"><text:span text:style-name="T16">constructor.</text:span></text:p>
          <draw:enhanced-geometry svg:viewBox="0 0 21600 21600" draw:glue-points="10800 0 0 10800 10800 21600 21600 10800 ?f40 ?f41" draw:text-areas="0 0 21600 21600" draw:type="rectangular-callout" draw:modifiers="18829.1421856639 49356.70281995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xml:id="id45" draw:id="id45" draw:layer="layout" svg:width="7.022cm" svg:height="1.808cm" svg:x="15.04cm" svg:y="10.561cm">
          <text:p text:style-name="P8"><text:span text:style-name="T16">All the other methods</text:span></text:p>
          <text:p text:style-name="P8"><text:span text:style-name="T15">are</text:span><text:span text:style-name="T16"> inherited.</text:span></text:p>
          <draw:enhanced-geometry svg:viewBox="0 0 21600 21600" draw:glue-points="10800 0 0 10800 10800 21600 21600 10800 ?f40 ?f41" draw:text-areas="0 0 21600 21600" draw:type="rectangular-callout" draw:modifiers="-18933.4472447672 -64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Extending a Class (2)</text:span></text:p>
          </draw:text-box>
        </draw:frame>
        <draw:frame draw:style-name="gr13" draw:text-style-name="P7" draw:layer="layout" svg:width="19.171cm" svg:height="10.331cm" svg:x="2.386cm" svg:y="3.165cm">
          <draw:text-box>
            <text:p xml:id="id46" text:id="id46"><text:span text:style-name="T9">public class Hand extends CardCollection {</text:span></text:p>
            <text:p><text:span text:style-name="T9"><text:s text:c="3"/></text:span><text:span text:style-name="T9">public Hand(String label) {</text:span></text:p>
            <text:p><text:span text:style-name="T9"><text:s text:c="6"/></text:span><text:span text:style-name="T9">super(label);</text:span></text:p>
            <text:p><text:span text:style-name="T9"><text:s text:c="3"/></text:span><text:span text:style-name="T9">}</text:span></text:p>
            <text:p><text:span text:style-name="T9"/></text:p>
            <text:p><text:span text:style-name="T9"><text:s text:c="3"/></text:span><text:span text:style-name="T9">public void display() {</text:span></text:p>
            <text:p><text:span text:style-name="T9"><text:s text:c="6"/></text:span><text:span text:style-name="T9">System.out.println(getLabel() + ": ");</text:span></text:p>
            <text:p><text:span text:style-name="T9"><text:s text:c="6"/></text:span><text:span text:style-name="T9">for (int i = 0; i &lt; size(); i++) {</text:span></text:p>
            <text:p><text:span text:style-name="T9"><text:s text:c="9"/></text:span><text:span text:style-name="T9">System.out.println(getCard(i));</text:span></text:p>
            <text:p><text:span text:style-name="T9"><text:s text:c="6"/></text:span><text:span text:style-name="T9">}</text:span></text:p>
            <text:p><text:span text:style-name="T9"><text:s text:c="6"/></text:span><text:span text:style-name="T9">System.out.println();</text:span></text:p>
            <text:p><text:span text:style-name="T9"><text:s text:c="3"/></text:span><text:span text:style-name="T9">}</text:span></text:p>
            <text:p><text:span text:style-name="T9">}</text:span></text:p>
            <text:p><text:span text:style-name="T9"/></text:p>
          </draw:text-box>
        </draw:frame>
        <draw:custom-shape draw:style-name="gr8" draw:text-style-name="P9" xml:id="id48" draw:id="id48" draw:layer="layout" svg:width="7.022cm" svg:height="1.808cm" svg:x="20.566cm" svg:y="4.273cm">
          <text:p text:style-name="P8"><text:span text:style-name="T16">This class has no</text:span></text:p>
          <text:p text:style-name="P8"><text:span text:style-name="T16">additional attributes...</text:span></text:p>
          <draw:enhanced-geometry svg:viewBox="0 0 21600 21600" draw:glue-points="10800 0 0 10800 10800 21600 21600 10800 ?f40 ?f41" draw:text-areas="0 0 21600 21600" draw:type="rectangular-callout" draw:modifiers="-17936.9500213584 23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xml:id="id49" draw:id="id49" draw:layer="layout" svg:width="7.022cm" svg:height="1.808cm" svg:x="20.331cm" svg:y="6.508cm">
          <text:p text:style-name="P8"><text:span text:style-name="T16">...but it does have</text:span></text:p>
          <text:p text:style-name="P8"><text:span text:style-name="T16">an additional method.</text:span></text:p>
          <draw:enhanced-geometry svg:viewBox="0 0 21600 21600" draw:glue-points="10800 0 0 10800 10800 21600 21600 10800 ?f40 ?f41" draw:text-areas="0 0 21600 21600" draw:type="rectangular-callout" draw:modifiers="-22590.3460059803 8083.5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5" draw:layer="layout" svg:width="20.352cm" svg:height="0.962cm" svg:x="2.524cm" svg:y="12.985cm">
          <draw:text-box>
            <text:p xml:id="id47" text:id="id47"><text:span text:style-name="T17">This class can be used to represent a player’s hand and a pile of card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UML Diagrams </text:span></text:p>
          </draw:text-box>
        </draw:frame>
        <draw:custom-shape draw:style-name="gr16" draw:text-style-name="P17" xml:id="id1" draw:id="id1" draw:layer="layout" svg:width="4.272cm" svg:height="2.355cm" svg:x="5.947cm" svg:y="7.913cm">
          <text:p text:style-name="P16"><text:span text:style-name="T18">Hand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xml:id="id4" draw:id="id4" draw:layer="layout" svg:width="6.214cm" svg:height="2.355cm" svg:x="17.113cm" svg:y="3.811cm">
          <text:p text:style-name="P16"><text:span text:style-name="T18">ArrayList&lt;Card&gt;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xml:id="id2" draw:id="id2" draw:layer="layout" svg:width="6.214cm" svg:height="2.355cm" svg:x="8.957cm" svg:y="3.811cm">
          <text:p text:style-name="P16"><text:span text:style-name="T18">CardCollec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3" draw:id="id3" draw:layer="layout" svg:width="4.369cm" svg:height="2.355cm" svg:x="12.647cm" svg:y="7.913cm">
          <text:p text:style-name="P16"><text:span text:style-name="T18">Deck</text:span>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line" svg:x1="8.083cm" svg:y1="7.913cm" svg:x2="12.064cm" svg:y2="6.166cm" draw:start-shape="id1" draw:start-glue-point="0" draw:end-shape="id2" draw:end-glue-point="2" svg:d="M8083 7913l3981-1747" svg:viewBox="0 0 3982 1748">
          <text:p/>
        </draw:connector>
        <draw:connector draw:style-name="gr19" draw:text-style-name="P12" draw:layer="layout" draw:type="line" svg:x1="14.831cm" svg:y1="7.913cm" svg:x2="12.064cm" svg:y2="6.166cm" draw:start-shape="id3" draw:start-glue-point="0" draw:end-shape="id2" draw:end-glue-point="2" svg:d="M14831 7913l-2767-1747" svg:viewBox="0 0 2768 1748">
          <text:p/>
        </draw:connector>
        <draw:connector draw:style-name="gr20" draw:text-style-name="P12" draw:layer="layout" draw:type="line" svg:x1="17.113cm" svg:y1="4.988cm" svg:x2="15.171cm" svg:y2="4.988cm" draw:start-shape="id4" draw:start-glue-point="3" draw:end-shape="id2" draw:end-glue-point="1" svg:d="M17113 4988h-1942" svg:viewBox="0 0 1943 1">
          <text:p/>
        </draw:connector>
        <draw:custom-shape draw:style-name="gr21" draw:text-style-name="P19" draw:layer="layout" svg:width="12.039cm" svg:height="1.869cm" svg:x="6.53cm" svg:y="11.166cm">
          <text:p text:style-name="P18"><text:span text:style-name="T11">A solid arrow indicates </text:span><text:span text:style-name="T15">composition</text:span><text:span text:style-name="T16"> (“has-a”).</text:span></text:p>
          <text:p text:style-name="P18"><text:span text:style-name="T16">An open arrow indicates </text:span><text:span text:style-name="T15">inheritance</text:span><text:span text:style-name="T16"> (“is-a”)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Using the </text:span><text:span text:style-name="T8">CardCollection</text:span><text:span text:style-name="T4"> Subclasses</text:span></text:p>
          </draw:text-box>
        </draw:frame>
        <draw:frame draw:style-name="gr15" draw:text-style-name="P20" draw:layer="layout" svg:width="18.028cm" svg:height="8.891cm" svg:x="4.417cm" svg:y="3.471cm">
          <draw:text-box>
            <text:p><text:span text:style-name="T18">Deck deck = new Deck("Deck");</text:span></text:p>
            <text:p><text:span text:style-name="T18">deck.shuffle();</text:span></text:p>
            <text:p><text:span text:style-name="T18"/></text:p>
            <text:p><text:span text:style-name="T18">Hand hand = new Hand("Hand");</text:span></text:p>
            <text:p><text:span text:style-name="T19">deck.deal(hand, 5);</text:span></text:p>
            <text:p><text:span text:style-name="T18">hand.display();</text:span></text:p>
            <text:p><text:span text:style-name="T18"/></text:p>
            <text:p><text:span text:style-name="T18">Hand drawPile = new Hand("Draw Pile");</text:span></text:p>
            <text:p><text:span text:style-name="T18">deck.dealAll(drawPile);</text:span></text:p>
            <text:p><text:span text:style-name="T18">System.out.printf("Draw Pile has %d cards.\n",</text:span></text:p>
            <text:p><text:span text:style-name="T18"><text:s text:c="4"/></text:span><text:span text:style-name="T18">drawPile.size());</text:span></text:p>
            <text:p><text:span text:style-name="T18"/></text:p>
          </draw:text-box>
        </draw:frame>
        <draw:custom-shape draw:style-name="gr8" draw:text-style-name="P9" draw:layer="layout" svg:width="7.022cm" svg:height="1.808cm" svg:x="19.62cm" svg:y="6.242cm">
          <text:p text:style-name="P8"><text:span text:style-name="T16">Let’s take a closer look</text:span></text:p>
          <text:p text:style-name="P8"><text:span text:style-name="T16">at this line...</text:span></text:p>
          <draw:enhanced-geometry svg:viewBox="0 0 21600 21600" draw:glue-points="10800 0 0 10800 10800 21600 21600 10800 ?f40 ?f41" draw:text-areas="0 0 21600 21600" draw:type="rectangular-callout" draw:modifiers="-22590.3460059803 8083.5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Polymorphism</text:span></text:p>
          </draw:text-box>
        </draw:frame>
        <draw:frame draw:style-name="gr15" draw:text-style-name="P20" draw:layer="layout" svg:width="18.028cm" svg:height="5.291cm" svg:x="4.417cm" svg:y="3.542cm">
          <draw:text-box>
            <text:p xml:id="id50" text:id="id50" text:style-name="P21"><text:span text:style-name="T9">public void deal(</text:span><text:span text:style-name="T20">CardCollection</text:span><text:span text:style-name="T9"> that, int n) {</text:span></text:p>
            <text:p xml:id="id51" text:id="id51" text:style-name="P21"><text:span text:style-name="T9"><text:s text:c="2"/></text:span><text:span text:style-name="T9">// …</text:span></text:p>
            <text:p xml:id="id52" text:id="id52" text:style-name="P21"><text:span text:style-name="T9">}</text:span></text:p>
            <text:p><text:span text:style-name="T18"/></text:p>
            <text:p xml:id="id53" text:id="id53"><text:span text:style-name="T18">Hand hand = new Hand("Hand");</text:span></text:p>
            <text:p xml:id="id54" text:id="id54"><text:span text:style-name="T21">deck.deal(</text:span><text:span text:style-name="T19">hand</text:span><text:span text:style-name="T21">, 5);</text:span></text:p>
            <text:p xml:id="id55" text:id="id55"><text:span text:style-name="T18">hand.display();</text:span></text:p>
          </draw:text-box>
        </draw:frame>
        <draw:custom-shape draw:style-name="gr8" draw:text-style-name="P9" xml:id="id56" draw:id="id56" draw:layer="layout" svg:width="7.022cm" svg:height="1.808cm" svg:x="19.451cm" svg:y="7.025cm">
          <text:p text:style-name="P8"><text:span text:style-name="T16">This is a </text:span><text:span text:style-name="T22">Hand</text:span><text:span text:style-name="T16">...</text:span></text:p>
          <draw:enhanced-geometry svg:viewBox="0 0 21600 21600" draw:glue-points="10800 0 0 10800 10800 21600 21600 10800 ?f40 ?f41" draw:text-areas="0 0 21600 21600" draw:type="rectangular-callout" draw:modifiers="-28243.3148227253 6041.791044776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xml:id="id57" draw:id="id57" draw:layer="layout" svg:width="7.022cm" svg:height="1.808cm" svg:x="20.367cm" svg:y="4.751cm">
          <text:p text:style-name="P8"><text:span text:style-name="T23">But the parameter is a</text:span></text:p>
          <text:p text:style-name="P8"><text:span text:style-name="T22">CardCollection</text:span><text:span text:style-name="T23">.</text:span></text:p>
          <draw:enhanced-geometry svg:viewBox="0 0 21600 21600" draw:glue-points="10800 0 0 10800 10800 21600 21600 10800 ?f40 ?f41" draw:text-areas="0 0 21600 21600" draw:type="rectangular-callout" draw:modifiers="-20757.2832123024 -2674.626865671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2" draw:text-style-name="P12" xml:id="id58" draw:id="id58" draw:layer="layout" svg:x1="2.67cm" svg:y1="9.297cm" svg:x2="26.847cm" svg:y2="9.297cm">
          <text:p/>
        </draw:line>
        <draw:frame draw:style-name="gr15" draw:text-style-name="P20" xml:id="id59" draw:id="id59" draw:layer="layout" svg:width="16.504cm" svg:height="2.411cm" svg:x="4.248cm" svg:y="9.904cm">
          <draw:text-box>
            <text:p><text:span text:style-name="T18">public class Hand </text:span><text:span text:style-name="T24">extends</text:span><text:span text:style-name="T18"> CardCollection {</text:span></text:p>
            <text:p><text:span text:style-name="T18"><text:s text:c="3"/></text:span><text:span text:style-name="T18">// …</text:span></text:p>
            <text:p><text:span text:style-name="T18">}</text:span></text:p>
          </draw:text-box>
        </draw:frame>
        <draw:custom-shape draw:style-name="gr23" draw:text-style-name="P23" xml:id="id60" draw:id="id60" draw:layer="layout" svg:width="16.603cm" svg:height="3.252cm" svg:x="9.127cm" svg:y="10.996cm">
          <text:p text:style-name="P22"><text:span text:style-name="T11">Because a </text:span><text:span text:style-name="T10">Hand</text:span><text:span text:style-name="T11"> </text:span><text:span text:style-name="T15">is-a</text:span><text:span text:style-name="T11"> </text:span><text:span text:style-name="T10">CardCollection</text:span><text:span text:style-name="T11">, we can assign a</text:span></text:p>
          <text:p text:style-name="P22"><text:span text:style-name="T11">subclass argument to a superclass parameter.</text:span></text:p>
          <text:p text:style-name="P22"><text:span text:style-name="T11"/></text:p>
          <text:p text:style-name="P22"><text:span text:style-name="T11">This is called </text:span><text:span text:style-name="T15">polymorphism</text:span><text:span text:style-name="T16">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Other Classes</text:span></text:p>
          </draw:text-box>
        </draw:frame>
        <draw:frame draw:style-name="gr24" draw:text-style-name="P24" draw:layer="layout" svg:width="21.605cm" svg:height="9.584cm" svg:x="3.447cm" svg:y="4.029cm">
          <draw:text-box>
            <text:p>The remainder of this chapter describes the implementation of a card game known as “Crazy Eights”.</text:p>
            <text:p/>
            <text:p><text:span text:style-name="T18">public class Player {</text:span></text:p>
            <text:p><text:span text:style-name="T18"><text:s text:c="3"/></text:span><text:span text:style-name="T18">private String name;</text:span></text:p>
            <text:p><text:span text:style-name="T18"><text:s text:c="3"/></text:span><text:span text:style-name="T18">private Hand hand;</text:span></text:p>
            <text:p><text:span text:style-name="T18"/></text:p>
            <text:p><text:span text:style-name="T18"><text:s text:c="3"/></text:span><text:span text:style-name="T18">public Player(String name) {</text:span></text:p>
            <text:p><text:span text:style-name="T18"><text:s text:c="6"/></text:span><text:span text:style-name="T18">this.name = name;</text:span></text:p>
            <text:p><text:span text:style-name="T18"><text:s text:c="6"/></text:span><text:span text:style-name="T18">this.hand = new Hand(name);</text:span></text:p>
            <text:p><text:span text:style-name="T18"><text:s text:c="3"/></text:span><text:span text:style-name="T18">}</text:span></text:p>
            <text:p><text:span text:style-name="T18">}</text:span></text:p>
            <text:p><text:span text:style-name="T18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Other Classes</text:span></text:p>
          </draw:text-box>
        </draw:frame>
        <draw:frame draw:style-name="gr24" draw:text-style-name="P24" draw:layer="layout" svg:width="21.605cm" svg:height="9.611cm" svg:x="3.447cm" svg:y="4.029cm">
          <draw:text-box>
            <text:p><text:span text:style-name="T18">/* This is the class for the main game */</text:span></text:p>
            <text:p><text:span text:style-name="T18"/></text:p>
            <text:p><text:span text:style-name="T18">public class Eights {</text:span></text:p>
            <text:p><text:span text:style-name="T18"><text:s text:c="3"/></text:span><text:span text:style-name="T18">private Player one;</text:span></text:p>
            <text:p><text:span text:style-name="T18"><text:s text:c="3"/></text:span><text:span text:style-name="T18">private Player two;</text:span></text:p>
            <text:p><text:span text:style-name="T18"><text:s text:c="3"/></text:span><text:span text:style-name="T18">private Hand drawPile;</text:span></text:p>
            <text:p><text:span text:style-name="T18"><text:s text:c="3"/></text:span><text:span text:style-name="T18">private Hand discardPile;</text:span></text:p>
            <text:p><text:span text:style-name="T18"><text:s text:c="3"/></text:span><text:span text:style-name="T18">private Scanner in;</text:span></text:p>
            <text:p><text:span text:style-name="T18"/></text:p>
            <text:p><text:span text:style-name="T18"><text:s text:c="3"/></text:span><text:span text:style-name="T18">// …</text:span></text:p>
            <text:p><text:span text:style-name="T18">}</text:span></text:p>
            <text:p><text:span text:style-name="T18"/></text:p>
            <text:p><text:span text:style-name="T18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Final UML Diagram for Game</text:span></text:p>
          </draw:text-box>
        </draw:frame>
        <draw:custom-shape draw:style-name="gr25" draw:text-style-name="P17" xml:id="id5" draw:id="id5" draw:layer="layout" svg:width="3.18cm" svg:height="0.922cm" svg:x="8.131cm" svg:y="9.027cm">
          <draw:glue-point draw:id="4" svg:x="-2.632cm" svg:y="-5cm"/>
          <text:p text:style-name="P16"><text:span text:style-name="T18">Hand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8" draw:id="id8" draw:layer="layout" svg:width="6.505cm" svg:height="1.168cm" svg:x="19.297cm" svg:y="4.925cm">
          <text:p text:style-name="P16"><text:span text:style-name="T18">ArrayList&lt;Card&gt;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6" draw:id="id6" draw:layer="layout" svg:width="5.631cm" svg:height="1.165cm" svg:x="11.141cm" svg:y="4.925cm">
          <draw:glue-point draw:id="4" svg:x="1.898cm" svg:y="5.004cm"/>
          <text:p text:style-name="P16"><text:span text:style-name="T18">CardColle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7" draw:id="id7" draw:layer="layout" svg:width="3.349cm" svg:height="0.874cm" svg:x="14.831cm" svg:y="9.027cm">
          <text:p text:style-name="P16"><text:span text:style-name="T18">Deck</text:span></text:p>
          <draw:enhanced-geometry svg:viewBox="0 0 21600 21600" draw:type="rectangle" draw:enhanced-path="M 0 0 L 21600 0 21600 21600 0 21600 0 0 Z N"/>
        </draw:custom-shape>
        <draw:connector draw:style-name="gr19" draw:text-style-name="P12" draw:layer="layout" draw:type="line" svg:x1="9.721cm" svg:y1="9.027cm" svg:x2="13.956cm" svg:y2="6.09cm" draw:start-shape="id5" draw:start-glue-point="0" draw:end-shape="id6" draw:end-glue-point="2" svg:d="M9721 9027l4235-2937" svg:viewBox="0 0 4236 2938">
          <text:p/>
        </draw:connector>
        <draw:connector draw:style-name="gr19" draw:text-style-name="P12" draw:layer="layout" draw:type="line" svg:x1="16.505cm" svg:y1="9.027cm" svg:x2="15.024cm" svg:y2="6.089cm" draw:start-shape="id7" draw:start-glue-point="0" draw:end-shape="id6" draw:end-glue-point="4" svg:d="M16505 9027l-1481-2938" svg:viewBox="0 0 1482 2939">
          <text:p/>
        </draw:connector>
        <draw:connector draw:style-name="gr20" draw:text-style-name="P12" draw:layer="layout" draw:type="line" svg:x1="19.297cm" svg:y1="5.509cm" svg:x2="16.772cm" svg:y2="5.507cm" draw:start-shape="id8" draw:start-glue-point="3" draw:end-shape="id6" draw:end-glue-point="1" svg:d="M19297 5509l-2525-2" svg:viewBox="0 0 2526 3">
          <text:p/>
        </draw:connector>
        <draw:custom-shape draw:style-name="gr25" draw:text-style-name="P17" xml:id="id9" draw:id="id9" draw:layer="layout" svg:width="3.18cm" svg:height="0.922cm" svg:x="3.731cm" svg:y="9.027cm">
          <text:p text:style-name="P16"><text:span text:style-name="T18">Player</text:span></text:p>
          <draw:enhanced-geometry svg:viewBox="0 0 21600 21600" draw:type="rectangle" draw:enhanced-path="M 0 0 L 21600 0 21600 21600 0 21600 0 0 Z N"/>
        </draw:custom-shape>
        <draw:connector draw:style-name="gr20" draw:text-style-name="P12" draw:layer="layout" draw:type="line" svg:x1="8.131cm" svg:y1="9.488cm" svg:x2="6.911cm" svg:y2="9.488cm" draw:start-shape="id5" draw:start-glue-point="3" draw:end-shape="id9" draw:end-glue-point="1" svg:d="M8131 9488h-1220" svg:viewBox="0 0 1221 1">
          <text:p/>
        </draw:connector>
        <draw:custom-shape draw:style-name="gr25" draw:text-style-name="P17" xml:id="id10" draw:id="id10" draw:layer="layout" svg:width="3.18cm" svg:height="0.922cm" svg:x="3.731cm" svg:y="4.927cm">
          <draw:glue-point draw:id="4" svg:x="2.122cm" svg:y="5cm"/>
          <text:p text:style-name="P16"><text:span text:style-name="T18">Eights</text:span></text:p>
          <draw:enhanced-geometry svg:viewBox="0 0 21600 21600" draw:type="rectangle" draw:enhanced-path="M 0 0 L 21600 0 21600 21600 0 21600 0 0 Z N"/>
        </draw:custom-shape>
        <draw:connector draw:style-name="gr29" draw:text-style-name="P25" draw:layer="layout" draw:type="line" svg:x1="5.321cm" svg:y1="9.027cm" svg:x2="5.321cm" svg:y2="5.849cm" draw:start-shape="id9" draw:start-glue-point="0" draw:end-shape="id10" draw:end-glue-point="2" svg:d="M5321 9027v-3178" svg:viewBox="0 0 1 3179">
          <text:p/>
        </draw:connector>
        <draw:connector draw:style-name="gr29" draw:text-style-name="P25" draw:layer="layout" draw:type="line" svg:x1="8.885cm" svg:y1="9.027cm" svg:x2="5.995cm" svg:y2="5.849cm" draw:start-shape="id5" draw:start-glue-point="4" draw:end-shape="id10" draw:end-glue-point="4" svg:d="M8885 9027l-2890-3178" svg:viewBox="0 0 2891 3179">
          <text:p/>
        </draw:connecto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4">Top-Down vs. Bottom-Up Design</text:span></text:p>
          </draw:text-box>
        </draw:frame>
        <draw:frame presentation:style-name="pr5" draw:text-style-name="P5" draw:layer="layout" svg:width="25.199cm" svg:height="9.134cm" svg:x="1.4cm" svg:y="3.078cm" presentation:class="outline" presentation:user-transformed="true">
          <draw:text-box>
            <text:list text:style-name="L2">
              <text:list-item>
                <text:p xml:id="id61" text:id="id61" text:style-name="P5"><text:span text:style-name="T5">Chapter 13 in the book uses </text:span><text:span text:style-name="T6">top-down design</text:span><text:span text:style-name="T5">: it starts with large goals (shuffling a deck) and breaking the task down into smaller parts (generate random integer, swap items).</text:span></text:p>
              </text:list-item>
              <text:list-item>
                <text:p xml:id="id62" text:id="id62" text:style-name="P5"><text:span text:style-name="T5">This chapter uses </text:span><text:span text:style-name="T6">bottom-up design</text:span><text:span text:style-name="T5">: it starts with smaller parts (</text:span><text:span text:style-name="T25">CardCollection</text:span><text:span text:style-name="T5">, </text:span><text:span text:style-name="T25">Hand</text:span><text:span text:style-name="T5">, and </text:span><text:span text:style-name="T25">Player</text:span><text:span text:style-name="T5">) and puts them together into a more complex structure (the </text:span><text:span text:style-name="T25">Eights</text:span><text:span text:style-name="T5"> class that drives the game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3000 6000" svg:d="M1500 0l1500 3000-1500 3000-1500-3000z"/>
    <draw:marker draw:name="Arrowheads_20_6" draw:display-name="Arrowheads 6" svg:viewBox="0 0 20 40" svg:d="M0 40l10-40 10 40z"/>
    <draw:marker draw:name="Arrowheads_20_9" draw:display-name="Arrowheads 9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White" style:display-name="Filled White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36cm" fo:min-width="4.072cm" fo:padding-top="0.151cm" fo:padding-bottom="0.151cm" fo:padding-left="0.276cm" fo:padding-right="0.276cm"/>
      <style:paragraph-properties fo:text-align="cente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11-03T14:08:40.067135277</dc:date>
    <meta:editing-duration>P5DT7H40M6S</meta:editing-duration>
    <meta:editing-cycles>1191</meta:editing-cycles>
    <meta:generator>LibreOffice/7.1.6.2$Linux_X86_64 LibreOffice_project/0e133318fcee89abacd6a7d077e292f1145735c3</meta:generator>
    <meta:document-statistic meta:object-count="124"/>
  </office:meta>
</office:document-meta>
</file>